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2" draw:layer="layout" svg:width="3cm" svg:height="1.5cm" svg:x="2.9cm" svg:y="6.8cm">
          <text:p text:style-name="P1">EEG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cm" svg:height="1.5cm" svg:x="1.4cm" svg:y="3.3cm">
          <text:p text:style-name="P1">Data Acquisition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7cm" svg:height="1.5cm" svg:x="11.9cm" svg:y="3.3cm">
          <text:p text:style-name="P1">Signal Processing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4cm" svg:height="1.5cm" svg:x="12.9cm" svg:y="9.3cm"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2cm" svg:height="1.5cm" svg:x="21.9cm" svg:y="3.3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2.5cm" svg:height="2.5cm" svg:x="8.097cm" svg:y="8.8cm">
          <text:p text:style-name="P3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9.346cm" svg:y1="8.8cm" svg:x2="5.9cm" svg:y2="7.55cm" draw:start-shape="id1" draw:start-glue-point="4" draw:end-shape="id2" draw:end-glue-point="1">
          <text:p text:style-name="P3"/>
        </draw:connector>
        <draw:connector draw:style-name="gr5" draw:text-style-name="P2" draw:layer="layout" draw:type="curve" svg:x1="4.4cm" svg:y1="6.8cm" svg:x2="4.4cm" svg:y2="4.8cm" draw:start-shape="id2" draw:start-glue-point="0" draw:end-shape="id3" draw:end-glue-point="2">
          <text:p text:style-name="P3"/>
        </draw:connector>
        <draw:connector draw:style-name="gr5" draw:text-style-name="P2" draw:layer="layout" draw:type="curve" svg:x1="7.4cm" svg:y1="4.05cm" svg:x2="11.9cm" svg:y2="4.05cm" draw:start-shape="id3" draw:start-glue-point="1" draw:end-shape="id4" draw:end-glue-point="3">
          <text:p text:style-name="P3"/>
        </draw:connector>
        <draw:connector draw:style-name="gr6" draw:text-style-name="P2" draw:layer="layout" draw:type="curve" svg:x1="21.9cm" svg:y1="4.05cm" svg:x2="18.9cm" svg:y2="4.05cm" draw:start-shape="id5" draw:start-glue-point="3" draw:end-shape="id4" draw:end-glue-point="1">
          <text:p text:style-name="P3"/>
        </draw:connector>
        <draw:connector draw:style-name="gr5" draw:text-style-name="P2" draw:layer="layout" draw:type="curve" svg:x1="15.4cm" svg:y1="4.8cm" svg:x2="14.9cm" svg:y2="9.3cm" draw:start-shape="id4" draw:end-shape="id6" draw:end-glue-point="0">
          <text:p text:style-name="P3"/>
        </draw:connector>
        <draw:connector draw:style-name="gr5" draw:text-style-name="P2" draw:layer="layout" draw:type="curve" svg:x1="22.9cm" svg:y1="4.8cm" svg:x2="16.9cm" svg:y2="10.05cm" draw:start-shape="id5" draw:start-glue-point="2" draw:end-shape="id6" draw:end-glue-point="1">
          <text:p text:style-name="P3"/>
        </draw:connector>
        <draw:connector draw:style-name="gr7" draw:text-style-name="P2" draw:layer="layout" draw:type="curve" svg:x1="12.9cm" svg:y1="10.05cm" svg:x2="10.596cm" svg:y2="10.049cm" draw:start-shape="id6" draw:start-glue-point="3" draw:end-shape="id1" draw:end-glue-point="10">
          <text:p text:style-name="P3"/>
        </draw:connector>
        <draw:frame draw:style-name="gr8" draw:layer="layout" svg:width="2.826cm" svg:height="0.988cm" svg:x="8.094cm" svg:y="11.4cm">
          <draw:text-box>
            <text:p text:style-name="P3">Subject</text:p>
          </draw:text-box>
        </draw:frame>
        <draw:line draw:style-name="gr9" draw:text-style-name="P2" draw:layer="layout" svg:x1="20.4cm" svg:y1="2cm" svg:x2="20.4cm" svg:y2="13cm">
          <text:p text:style-name="P3"/>
        </draw:line>
        <draw:custom-shape draw:style-name="gr4" draw:text-style-name="P2" draw:layer="layout" svg:width="2.5cm" svg:height="2.5cm" svg:x="24.649cm" svg:y="2.712cm">
          <text:p text:style-name="P3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layer="layout" svg:width="4.727cm" svg:height="0.988cm" svg:x="23.8cm" svg:y="5.312cm">
          <draw:text-box>
            <text:p text:style-name="P3">Experimenter</text:p>
          </draw:text-box>
        </draw:frame>
        <draw:frame draw:style-name="gr8" draw:text-style-name="P4" draw:layer="layout" svg:width="5.984cm" svg:height="0.988cm" svg:x="22.016cm" svg:y="8.012cm">
          <draw:text-box>
            <text:p text:style-name="P3"><text:span text:style-name="T1">Interaction Signal</text:span></text:p>
          </draw:text-box>
        </draw:frame>
        <draw:frame draw:style-name="gr8" draw:text-style-name="P4" draw:layer="layout" svg:width="4.862cm" svg:height="0.988cm" svg:x="10cm" svg:y="6cm">
          <draw:text-box>
            <text:p text:style-name="P3"><text:span text:style-name="T1">Control 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05T12:32:04</meta:creation-date>
    <dc:date>2008-02-27T00:44:37</dc:date>
    <dc:language>de-DE</dc:language>
    <meta:editing-cycles>5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